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C600000249CA22ED0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>
        <draw:frame draw:style-name="gr1" draw:text-style-name="P1" draw:layer="layout" svg:width="20.865cm" svg:height="20.966cm" svg:x="2.6cm" svg:y="0.2cm">
          <draw:image xlink:href="Pictures/10000000000001C600000249CA22ED07.jpg" xlink:type="simple" xlink:show="embed" xlink:actuate="onLoad">
            <text:p/>
          </draw:image>
        </draw:frame>
        <draw:custom-shape draw:style-name="gr2" draw:text-style-name="P2" draw:layer="layout" svg:width="22.4cm" svg:height="2.4cm" svg:x="2.6cm" svg:y="18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10-11T12:25:17</meta:creation-date>
    <dc:date>2014-10-11T12:26:59</dc:date>
    <dc:creator>Jeff Gomes</dc:creator>
    <meta:editing-duration>P0D</meta:editing-duration>
    <meta:editing-cycles>1</meta:editing-cycles>
    <meta:document-statistic meta:object-count="25"/>
    <meta:generator>LibreOffice/3.5$Linux_X86_64 LibreOffice_project/350m1$Build-2</meta:generator>
  </office:meta>
</office:document-meta>
</file>